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948c9" officeooo:paragraph-rsid="001948c9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948c9" officeooo:paragraph-rsid="001948c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948c9" officeooo:paragraph-rsid="001948c9" style:font-size-asian="14pt" style:font-weight-asian="bold" style:font-size-complex="14pt" style:font-weight-complex="bold"/>
    </style:style>
    <style:style style:name="T1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ch Industry Specialist</text:p>
      <text:p text:style-name="P1"/>
      <text:p text:style-name="P1"/>
      <text:p text:style-name="P2"/>
      <text:p text:style-name="P2">Web Development Specialist</text:p>
      <text:p text:style-name="P3">Ruben Valdez</text:p>
      <text:p text:style-name="P3">1-520-229-6419</text:p>
      <text:p text:style-name="P1"><text:a xlink:type="simple" xlink:href="mailto:rubenvaldez@gmail.com" text:style-name="Internet_20_link" text:visited-style-name="Visited_20_Internet_20_Link"><text:span text:style-name="T1">rubenvaldez@gmail.com</text:span></text:a></text:p>
      <text:p text:style-name="P1"/>
      <text:p text:style-name="P1"/>
      <text:p text:style-name="P2"/>
      <text:p text:style-name="P2">Technical Engineer Specialist</text:p>
      <text:p text:style-name="P3">Rodney James</text:p>
      <text:p text:style-name="P3">1-520-229-1307</text:p>
      <text:p text:style-name="P1"><text:a xlink:type="simple" xlink:href="mailto:rodneyjames@gmail.com" text:style-name="Internet_20_link" text:visited-style-name="Visited_20_Internet_20_Link"><text:span text:style-name="T1">rodneyjames@gmail.com</text:span></text:a></text:p>
      <text:p text:style-name="P1"/>
      <text:p text:style-name="P1"/>
      <text:p text:style-name="P1"/>
      <text:p text:style-name="P2">Sales/Marketing Specialist</text:p>
      <text:p text:style-name="P3">Stephanie Morales</text:p>
      <text:p text:style-name="P3">1-520-229-2020</text:p>
      <text:p text:style-name="P1"><text:a xlink:type="simple" xlink:href="mailto:stephaniemorales@gmail.com" text:style-name="Internet_20_link" text:visited-style-name="Visited_20_Internet_20_Link"><text:span text:style-name="T1">stephaniemorales@gmail.com</text:span></text:a></text:p>
      <text:p text:style-name="P1"/>
      <text:p text:style-name="P1"/>
      <text:p text:style-name="P1"/>
      <text:p text:style-name="P2">Customer Service Specialist</text:p>
      <text:p text:style-name="P3">Mike Arthur</text:p>
      <text:p text:style-name="P3">1-520-586-3232</text:p>
      <text:p text:style-name="P1"><text:a xlink:type="simple" xlink:href="mailto:mikearthur@gmail.com" text:style-name="Internet_20_link" text:visited-style-name="Visited_20_Internet_20_Link"><text:span text:style-name="T1">mikearthur@gmail.com</text:span>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10:32:20.203000000</meta:creation-date>
    <dc:date>2021-01-06T11:25:15.027000000</dc:date>
    <meta:editing-duration>PT9M33S</meta:editing-duration>
    <meta:editing-cycles>2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17" meta:word-count="30" meta:character-count="328" meta:non-whitespace-character-count="315"/>
  </office:meta>
</office:document-meta>
</file>